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Hyds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HYDRASTIS CANADENSIS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Strong_20_Emphasis">MUCOUS GLANDS</text:span></text:p>
          </table:table-cell>
          <table:table-cell table:style-name="Tabelle1.A2" office:value-type="string">
            <text:p text:style-name="SK-MM-L2">Nasal cavitie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STOMACH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Gall-duct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Intestine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Muscl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Uteru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Strong_20_Emphasis">AIR</text:span></text:p>
          </table:table-cell>
          <table:table-cell table:style-name="Tabelle1.A2" office:value-type="string">
            <text:p text:style-name="SK-MM-L2"><text:span text:style-name="Emphasis">Inhaling</text:span>, <text:span text:style-name="Emphasis">cold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Dry wind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Open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Slight bleeding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Wash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Old ag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A mucus remedy; hawks up much mucus; mucus in stools, urine, etc. </text:p>
      <text:p text:style-name="Primary">Atonic, cachectic or degenerative conditions. </text:p>
      <text:p text:style-name="Primary">Shallow ulcers. </text:p>
      <text:p text:style-name="Primary">Hæmorrhagic or CATARRHAL processes. </text:p>
      <text:p text:style-name="Primary"><text:span text:style-name="Emphasis">Thick, </text:span>yellow, acrid (Sanic.), ropy secretions. </text:p>
      <text:p text:style-name="Primary">Sense of raw-burning. </text:p>
      <text:p text:style-name="Primary"><text:span text:style-name="Emphasis">Weak, </text:span>dyscrasic and emaciated. </text:p>
      <text:p text:style-name="Primary"/>
      <text:p text:style-name="Secondary">Neuralgia of scalp and neck. </text:p>
      <text:p text:style-name="Secondary">Thin, yellow, sunken face. </text:p>
      <text:p text:style-name="Secondary">Nose; sore; bleeds; bloody crusts. </text:p>
      <text:p text:style-name="Secondary">Post-nasal dripping. </text:p>
      <text:p text:style-name="Secondary"><text:span text:style-name="Emphasis">Dirty, </text:span>yellow, <text:span text:style-name="Emphasis">slimy, flabby, </text:span>indented tongue (Nat-p. Yuc.). </text:p>
      <text:p text:style-name="Secondary">Taste bitter; burnt. </text:p>
      <text:p text:style-name="Secondary">Aphthæ. </text:p>
      <text:p text:style-name="Secondary">Loathing. </text:p>
      <text:p text:style-name="Secondary">Goneness or as of sharp lumps in stomach. </text:p>
      <text:p text:style-name="Secondary">Cutting from liver to r. </text:p>
      <text:p text:style-name="Secondary">scapula., &lt; lying on back or r. </text:p>
      <text:p text:style-name="Secondary">side. </text:p>
      <text:p text:style-name="Secondary">Lumpy stool; coated or mixed with mucus. </text:p>
      <text:p text:style-name="Secondary">Obstipation; of pregnancy; after purgatives. </text:p>
      <text:p text:style-name="Secondary">Mucus in urine. </text:p>
      <text:p text:style-name="Secondary"><text:span text:style-name="Emphasis">Thick, </text:span>acrid leucorrhœa. </text:p>
      <text:p text:style-name="Secondary">Ulcer of cervix. </text:p>
      <text:p text:style-name="Secondary">Loose cough; bloody expectoration. </text:p>
      <text:p text:style-name="Secondary"><text:soft-page-break/>Raises quantities of mucus. </text:p>
      <text:p text:style-name="Secondary">Senile bronchitis. </text:p>
      <text:p text:style-name="Secondary">Palpitation, with weakness. </text:p>
      <text:p text:style-name="Secondary">Heat alternating with chilliness; profuse sweating. </text:p>
      <text:p text:style-name="SK-MM-Remedy-Reference">Related: Ars. Kali-bi. Pul.</text:p>
      <text:p text:style-name="Standard"/>
      <text:p text:style-name="SK-MM-Rem-Short">Hyd-ac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HYDROCYANICUM ACID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Brai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Heart</text:p>
          </table:table-cell>
          <table:table-cell table:style-name="Table1.A2" office:value-type="string">
            <text:p text:style-name="SK-MM-L2">Circulation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Respiration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Epigastrium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Full mo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uppressio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torm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Sudden effects; collapse; spasms; apoplexy. </text:p>
      <text:p text:style-name="Primary">Lacks reaction. </text:p>
      <text:p text:style-name="Primary">Cramps every where. </text:p>
      <text:p text:style-name="Primary">Evacuations cease. </text:p>
      <text:p text:style-name="Primary">Lightning-like jerks from head to feet. </text:p>
      <text:p text:style-name="Primary"/>
      <text:p text:style-name="Secondary">Fear of death. </text:p>
      <text:p text:style-name="Secondary">Loud, involuntary cries. </text:p>
      <text:p text:style-name="Secondary">Sinks down unconscious. </text:p>
      <text:p text:style-name="Secondary">Intense cerebral congestion. </text:p>
      <text:p text:style-name="Secondary">Prolonged faints. </text:p>
      <text:p text:style-name="Secondary">Pale or bluish face. </text:p>
      <text:p text:style-name="Secondary">Cramps in masseters; in nape. </text:p>
      <text:p text:style-name="Secondary">Mouth dry. </text:p>
      <text:p text:style-name="Secondary">Taste pussy; metallic; astringent. </text:p>
      <text:p text:style-name="Secondary">Noisy swallowing. </text:p>
      <text:p text:style-name="Secondary">Gasping, irregular, slow breathing. </text:p>
      <text:p text:style-name="Secondary">Asphyxia. </text:p>
      <text:p text:style-name="Secondary">Cholera. </text:p>
      <text:p text:style-name="Secondary">Dry, tickling, night cough. </text:p>
      <text:p text:style-name="Secondary">Heart: failure; compression at. </text:p>
      <text:p text:style-name="Secondary">Contracted dorsal muscles. </text:p>
      <text:p text:style-name="Secondary">Blue exanthema. </text:p>
      <text:p text:style-name="Secondary">Pulse, failing; unequal; with occasional strong beats. </text:p>
      <text:p text:style-name="Secondary">Distended blood-vessels; writhing in them. </text:p>
      <text:p text:style-name="Secondary">Icy coldness; &lt; hands. </text:p>
      <text:p text:style-name="SK-MM-Remedy-Reference">Related: Agar. Cup. Laur.</text:p>
      <text:p text:style-name="Standard"/>
      <text:p text:style-name="SK-MM-Rem-Short"><text:soft-page-break/>Hy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HYOSCYAMUS NIGER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Strong_20_Emphasis">MIND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Brai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Nerve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Emphasis">Muscles</text:span></text:p>
          </table:table-cell>
          <table:table-cell table:style-name="Table2.A2" office:value-type="string">
            <text:p text:style-name="SK-MM-L2">Face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Eye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EMOTIONS</text:span></text:p>
          </table:table-cell>
          <table:table-cell table:style-name="Table2.A2" office:value-type="string">
            <text:p text:style-name="SK-MM-L2"><text:span text:style-name="Emphasis">Fright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Jealousy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TOUCH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Ly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ol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lee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Sitting u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Congested nerve centers; with pale face. </text:p>
      <text:p text:style-name="Primary">Spasm, <text:span text:style-name="Emphasis">tremor, jerks, </text:span>cramps, etc., or active mania; alternating with, or ending in depressive narcosis, with angular or clutching motions, <text:span text:style-name="Strong_20_Emphasis">CARPHOLOGY, </text:span>subsultus, etc. </text:p>
      <text:p text:style-name="Primary">Picks fingers. </text:p>
      <text:p text:style-name="Primary">Zymoses. </text:p>
      <text:p text:style-name="Primary">Eclampsia. </text:p>
      <text:p text:style-name="Primary"/>
      <text:p text:style-name="Secondary">Many bewildering aberrations. </text:p>
      <text:p text:style-name="Secondary">Confusion. </text:p>
      <text:p text:style-name="Secondary"><text:span text:style-name="Emphasis">Delirium. </text:span></text:p>
      <text:p text:style-name="Secondary"><text:span text:style-name="Strong_20_Emphasis">MANIA, </text:span><text:span text:style-name="Emphasis">erotic, </text:span>exposes genitals; riotous; laughing, singing, <text:span text:style-name="Emphasis">talking, </text:span>babbling, quarreling, etc., <text:span text:style-name="Emphasis">silly, </text:span>with comical acts; plays with fingers. </text:p>
      <text:p text:style-name="Secondary">Fumbles the genitals. </text:p>
      <text:p text:style-name="Secondary">Lascivious (females). </text:p>
      <text:p text:style-name="Secondary"><text:span text:style-name="Emphasis">Jealousy. </text:span></text:p>
      <text:p text:style-name="Secondary"><text:span text:style-name="Emphasis">Suspicious; </text:span>fears being alone, being pursued, <text:span text:style-name="Emphasis">water, </text:span>etc., wants to escape. </text:p>
      <text:p text:style-name="Secondary">Speaks each word louder. </text:p>
      <text:p text:style-name="Secondary">First, can't think, then can barely be aroused, then relaxation; with muttering, the lower jaw drops, he slides down in bed, has involuntary stools - bloody or yellow watery. </text:p>
      <text:p text:style-name="Secondary">Typhoid states. </text:p>
      <text:p text:style-name="Secondary">Vertigo, then spasm. </text:p>
      <text:p text:style-name="Secondary">Waves of pulsation in head. </text:p>
      <text:p text:style-name="Secondary">Pulsating headaches. </text:p>
      <text:p text:style-name="Secondary">Head shakes to and fro; &lt; bending forward. </text:p>
      <text:p text:style-name="Secondary">Squint. </text:p>
      <text:p text:style-name="Secondary">Averse to light. </text:p>
      <text:p text:style-name="Secondary">Spasmodic closure of eyelids. </text:p>
      <text:p text:style-name="Secondary"><text:soft-page-break/>Grimaces. </text:p>
      <text:p text:style-name="Secondary">Sordes on teeth. </text:p>
      <text:p text:style-name="Secondary">Stiff, dark, red, cracked tongue. </text:p>
      <text:p text:style-name="Secondary">Elongated uvula. </text:p>
      <text:p text:style-name="Secondary">Stools involuntary, although hard. </text:p>
      <text:p text:style-name="Secondary">Frequent, scanty, painful, nightly urination or retained urine. </text:p>
      <text:p text:style-name="Secondary">Spasms of dry, hacking, night cough; from a dry spot in larynx; &lt; lying, eating or talking. </text:p>
      <text:p text:style-name="Secondary">Nervous wakefulness. </text:p>
      <text:p text:style-name="Secondary">Starts out of sleep. </text:p>
      <text:p text:style-name="Secondary">Low fever; with hot, pale skin. </text:p>
      <text:p text:style-name="Secondary">Warm sweat. </text:p>
      <text:p text:style-name="Secondary">Sexuality excited by Hyoscine is antidoted by Platina. </text:p>
      <text:p text:style-name="SK-MM-Remedy-Reference">Related: Bell. Pho. Stram.</text:p>
      <text:p text:style-name="Standard"/>
      <text:p text:style-name="SK-MM-Rem-Short">Hypr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HYPERICUM PERFORAT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<text:span text:style-name="Strong_20_Emphasis">SPINAL NERVES</text:span></text:p>
          </table:table-cell>
          <table:table-cell table:style-name="Table3.A2" office:value-type="string">
            <text:p text:style-name="SK-MM-L2"><text:span text:style-name="Strong_20_Emphasis">COCCYX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Inter-scapular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Meninge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Vertex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Strong_20_Emphasis">INJURY</text:span></text:p>
          </table:table-cell>
          <table:table-cell table:style-name="Table3.A2" office:value-type="string">
            <text:p text:style-name="SK-MM-L2">Jar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Concussion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Penetrating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Emphasis">Shock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Bruise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Exer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Touch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hange of weathe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Fog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ol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Damp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Mo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Lying on fac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Bending back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LACERATED, </text:span>injured or inflamed nerves; mashed fingers, etc. </text:p>
      <text:p text:style-name="Primary"><text:soft-page-break/>Injury to or reflected from brain or cord. </text:p>
      <text:p text:style-name="Primary">Very painful, sore parts; occiput, <text:span text:style-name="Emphasis">coccyx, </text:span>etc. </text:p>
      <text:p text:style-name="Primary">Coccygodynia. </text:p>
      <text:p text:style-name="Primary">Intolerably violent, <text:span text:style-name="Emphasis">shooting, </text:span>lancinating along nerves; toward trunk; down sides of head or chest; in epigastrium; interscapular spine; finger-tips, etc. with crawling and numbness. </text:p>
      <text:p text:style-name="Primary">Neuritis, as an outcome of injury. </text:p>
      <text:p text:style-name="Primary">Neuralgia of stump. </text:p>
      <text:p text:style-name="Primary">Shuddering. </text:p>
      <text:p text:style-name="Primary">Spasms. </text:p>
      <text:p text:style-name="Primary">Tetanus. </text:p>
      <text:p text:style-name="Primary"/>
      <text:p text:style-name="Secondary">Heaviness or formication in brain. </text:p>
      <text:p text:style-name="Secondary">Head feels drawn to a point. </text:p>
      <text:p text:style-name="Secondary">Bubbling at navel. </text:p>
      <text:p text:style-name="Secondary">Dry rectum. </text:p>
      <text:p text:style-name="Secondary">Heart seems to drop. </text:p>
      <text:p text:style-name="Secondary">Painfully sensitive spine. </text:p>
      <text:p text:style-name="Secondary">Commotio spinalis. </text:p>
      <text:p text:style-name="Secondary">Pains in hips and small of back after labor. </text:p>
      <text:p text:style-name="Secondary">Limbs feel detached. </text:p>
      <text:p text:style-name="Secondary">Aching in l. </text:p>
      <text:p text:style-name="Secondary">sciatic, after long sitting. </text:p>
      <text:p text:style-name="Secondary">Feet seem furry or bones ache. </text:p>
      <text:p text:style-name="Secondary">Gaping wounds. </text:p>
      <text:p text:style-name="Secondary">Laborious dreams. </text:p>
      <text:p text:style-name="SK-MM-Remedy-Reference">Related: Arn. Led. Rhus-t.</text:p>
      <text:p text:style-name="Standard"/>
      <text:p text:style-name="SK-MM-Rem-Short">Ig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IGNATIA AMAR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MIND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Strong_20_Emphasis">NERVOUS SYSTEM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Cerebro-spinal axi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Strong_20_Emphasis">EMOTIONS</text:span></text:p>
          </table:table-cell>
          <table:table-cell table:style-name="Table4.A2" office:value-type="string">
            <text:p text:style-name="SK-MM-L2"><text:span text:style-name="Strong_20_Emphasis">GRIEF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Chagrin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WORRY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Fright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Shock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Strong_20_Emphasis">AIR</text:span></text:p>
          </table:table-cell>
          <table:table-cell table:style-name="Table4.A2" office:value-type="string">
            <text:p text:style-name="SK-MM-L2">Open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Cold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Odor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Touch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Coffee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Tobacco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Position</text:p>
          </table:table-cell>
          <table:table-cell table:style-name="Table4.A2" office:value-type="string">
            <text:p text:style-name="SK-MM-L2">Change of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Lying on part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<text:span text:style-name="Emphasis">Urinatio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If alon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Pressur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ERRATIC, CONTRADICTORY OR SPASMODIC EFFECTS; </text:span>often violent; with rigidity, <text:span text:style-name="Emphasis">twitchings, </text:span>tremor, etc.; during pain. </text:p>
      <text:p text:style-name="Primary">Jerks run through whole body. </text:p>
      <text:p text:style-name="Primary"><text:span text:style-name="Strong_20_Emphasis">SENSE OF A LUMP, </text:span>foreign body or sharp pressure. </text:p>
      <text:p text:style-name="Primary">Globus. </text:p>
      <text:p text:style-name="Primary">Clavus. </text:p>
      <text:p text:style-name="Primary">Hysteria. </text:p>
      <text:p text:style-name="Primary">Pain in a spot, &lt; close attention. </text:p>
      <text:p text:style-name="Primary">Symptoms pass off with a profuse flow of urine. </text:p>
      <text:p text:style-name="Primary">Oversensitive to pain. </text:p>
      <text:p text:style-name="Primary">Tonic spasm of single parts, with frothing at mouth. </text:p>
      <text:p text:style-name="Primary">Neurotic inheritance. </text:p>
      <text:p text:style-name="Primary">Spasms from punishment (Agar.). </text:p>
      <text:p text:style-name="Primary"/>
      <text:p text:style-name="Secondary">Brooding grief. </text:p>
      <text:p text:style-name="Secondary">Silent and sad; inward weeping. </text:p>
      <text:p text:style-name="Secondary">Intolerant of contradiction; of reprimands (Colo. </text:p>
      <text:p text:style-name="Secondary">Stap.). </text:p>
      <text:p text:style-name="Secondary">Angry with himself. </text:p>
      <text:p text:style-name="Secondary">Delicately conscientious. </text:p>
      <text:p text:style-name="Secondary">Everything irks her. </text:p>
      <text:p text:style-name="Secondary">Weak and excitable. </text:p>
      <text:p text:style-name="Secondary"><text:span text:style-name="Strong_20_Emphasis">ALERT, OVERSENSITIVE AND NERVOUS. </text:span></text:p>
      <text:p text:style-name="Secondary">Highly emotional. </text:p>
      <text:p text:style-name="Secondary">Capricious. </text:p>
      <text:p text:style-name="Secondary"><text:span text:style-name="Emphasis">Moody. </text:span></text:p>
      <text:p text:style-name="Secondary"><text:span text:style-name="Emphasis">Changeful. </text:span></text:p>
      <text:p text:style-name="Secondary">Faints easily. </text:p>
      <text:p text:style-name="Secondary"><text:span text:style-name="Strong_20_Emphasis">SIGHS, </text:span>weeps or laughs by turns. </text:p>
      <text:p text:style-name="Secondary"><text:span text:style-name="Emphasis">Unhappy; </text:span>love. </text:p>
      <text:p text:style-name="Secondary">Enjoys being sad. </text:p>
      <text:p text:style-name="Secondary"><text:span text:style-name="Strong_20_Emphasis">GRIEF; </text:span><text:span text:style-name="Emphasis">brooding. </text:span></text:p>
      <text:p text:style-name="Secondary">Alternate headache and backache (Melil.). </text:p>
      <text:p text:style-name="Secondary">Headache ends in yawning and vomiting. </text:p>
      <text:p text:style-name="Secondary">Eyelids seem dry. </text:p>
      <text:p text:style-name="Secondary">Flashes of light, from violent coughing. </text:p>
      <text:p text:style-name="Secondary">Nose sensitive to inspired air. </text:p>
      <text:p text:style-name="Secondary">Pain over root of nose. </text:p>
      <text:p text:style-name="Secondary">Sneezing attacks. </text:p>
      <text:p text:style-name="Secondary">One cheek red. </text:p>
      <text:p text:style-name="Secondary"><text:soft-page-break/>Jaws snap shut; bites inside of cheek, tongue, etc. </text:p>
      <text:p text:style-name="Secondary">Masseters stiff and hard. </text:p>
      <text:p text:style-name="Secondary">Indurated tonsils; with little ulcers. </text:p>
      <text:p text:style-name="Secondary">Cramp in gullet. </text:p>
      <text:p text:style-name="Secondary">Swallows over a lump, &gt; solids. </text:p>
      <text:p text:style-name="Secondary"><text:span text:style-name="Emphasis">Hiccough; </text:span>with eructations, empty or bitter. </text:p>
      <text:p text:style-name="Secondary">Nausea or vomiting, &gt; indigestible foods. </text:p>
      <text:p text:style-name="Secondary">Hunger, with nausea. </text:p>
      <text:p text:style-name="Secondary">Craves raw foods. </text:p>
      <text:p text:style-name="Secondary">Empty sinking or spasmodic ache in stomach; not &gt; eating. </text:p>
      <text:p text:style-name="Secondary">Stool painful; difficult although soft, then constriction of rectum. </text:p>
      <text:p text:style-name="Secondary">Obstipation of neurasthenics. </text:p>
      <text:p text:style-name="Secondary">Pain shoots up rectum. </text:p>
      <text:p text:style-name="Secondary">Piles, &gt; sitting. </text:p>
      <text:p text:style-name="Secondary">Prolapsus recti. </text:p>
      <text:p text:style-name="Secondary">Irregular menses. </text:p>
      <text:p text:style-name="Secondary"><text:span text:style-name="Strong_20_Emphasis">TAKES DEEP BREATHS; </text:span>for relief. </text:p>
      <text:p text:style-name="Secondary"><text:span text:style-name="Emphasis">Choking. </text:span></text:p>
      <text:p text:style-name="Secondary">Spasm of glottis. </text:p>
      <text:p text:style-name="Secondary">Hacking cough. </text:p>
      <text:p text:style-name="Secondary">Cough violent, it shuts off the breath; dry. as from dust or sulphur fumes; &lt; coughing. </text:p>
      <text:p text:style-name="Secondary">Constriction of thorax. </text:p>
      <text:p text:style-name="Secondary">Goitre. </text:p>
      <text:p text:style-name="Secondary">Tension in nape. </text:p>
      <text:p text:style-name="Secondary">Cramp in calf. </text:p>
      <text:p text:style-name="Secondary">Heavy feet. </text:p>
      <text:p text:style-name="Secondary">Painful skin, &gt; pressure. </text:p>
      <text:p text:style-name="Secondary"><text:span text:style-name="Emphasis">Violent, </text:span>spasmodic yawning. </text:p>
      <text:p text:style-name="Secondary">Light sleep, every sound wakes. </text:p>
      <text:p text:style-name="Secondary">Dreams same horrid dreams, over and over. </text:p>
      <text:p text:style-name="Secondary">Chill with a red face. </text:p>
      <text:p text:style-name="Secondary"><text:span text:style-name="Emphasis">Chill shaking; nervous; </text:span>with thirst; &lt; pain. </text:p>
      <text:p text:style-name="Secondary">Heat, with aversion to uncover, but no thirst. </text:p>
      <text:p text:style-name="SK-MM-Remedy-Reference">Complementary: Aur. Nat-m. Pho-ac. Sep. Related: Cimi. Nux-v. Sep.</text:p>
      <text:p text:style-name="Standard"/>
      <text:p text:style-name="SK-MM-Rem-Short">Iod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IOD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<text:span text:style-name="Strong_20_Emphasis">GLANDS</text:span></text:p>
          </table:table-cell>
          <table:table-cell table:style-name="Table5.A2" office:value-type="string">
            <text:p text:style-name="SK-MM-L2"><text:span text:style-name="Strong_20_Emphasis">THYROID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Teste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Emphasis">Mesenteric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Mammæ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MUCOUS MEMBRANES</text:span></text:p>
          </table:table-cell>
          <table:table-cell table:style-name="Table5.A2" office:value-type="string">
            <text:p text:style-name="SK-MM-L2"><text:span text:style-name="Strong_20_Emphasis">LARYNX</text:span></text:p>
          </table:table-cell>
          <table:table-cell table:style-name="Table5.A2" office:value-type="string">
            <text:p text:style-name="SK-MM-L3"><text:span text:style-name="Strong_20_Emphasis">R</text:span></text:p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>Apex or base</text:p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Strong_20_Emphasis">HEART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Blood-vessel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Ski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Nerv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Connective tissu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HEAT</text:span></text:p>
          </table:table-cell>
          <table:table-cell table:style-name="Table5.A2" office:value-type="string">
            <text:p text:style-name="SK-MM-L2"><text:span text:style-name="Strong_20_Emphasis">ROOM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Air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Wrap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xertion</text:p>
          </table:table-cell>
          <table:table-cell table:style-name="Table5.A2" office:value-type="string">
            <text:p text:style-name="SK-MM-L2">Ascending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Talking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Fast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Nigh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Res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<text:span text:style-name="Strong_20_Emphasis">COLD</text:span></text:p>
          </table:table-cell>
          <table:table-cell table:style-name="Table5.A2" office:value-type="string">
            <text:p text:style-name="SK-MM-L2"><text:span text:style-name="Strong_20_Emphasis">AIR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Emphasis">Bathing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Mo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Eat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Intensely rapid action. </text:p>
      <text:p text:style-name="Primary"><text:span text:style-name="Strong_20_Emphasis">ALWAYS TOO HOT. </text:span></text:p>
      <text:p text:style-name="Primary"><text:span text:style-name="Emphasis">Hot, acrid or watery discharges. </text:span></text:p>
      <text:p text:style-name="Primary">Persistent or salty secretions. </text:p>
      <text:p text:style-name="Primary">Infiltration. </text:p>
      <text:p text:style-name="Primary"><text:span text:style-name="Strong_20_Emphasis">GLANDS, SWELLED, </text:span>HARD or heavy; later dwindling. </text:p>
      <text:p text:style-name="Primary">Lean, hungry and hot. </text:p>
      <text:p text:style-name="Primary">Weak and rapidly losing flesh; can't talk. </text:p>
      <text:p text:style-name="Primary">Vascular degeneration. </text:p>
      <text:p text:style-name="Primary">Scrofula. </text:p>
      <text:p text:style-name="Primary">Acute exacerbations (Fer-p.). </text:p>
      <text:p text:style-name="Primary">Local torpidity; little pus. </text:p>
      <text:p text:style-name="Primary">Internal tickling. </text:p>
      <text:p text:style-name="Primary">General pulsation or local throbbings. </text:p>
      <text:p text:style-name="Primary">Burnings. </text:p>
      <text:p text:style-name="Primary"/>
      <text:p text:style-name="Secondary">Dejected or intolerably CROSS and RESTLESS. </text:p>
      <text:p text:style-name="Secondary"><text:span text:style-name="Emphasis">Excited. </text:span></text:p>
      <text:p text:style-name="Secondary">Sudden dreadful impulses, &gt; if busy, but motion &lt; and exhausts. </text:p>
      <text:p text:style-name="Secondary">Thinks he is well. </text:p>
      <text:p text:style-name="Secondary">Reverberations in head. </text:p>
      <text:p text:style-name="Secondary">Prominent eyes. </text:p>
      <text:p text:style-name="Secondary">Pain at root of nose. </text:p>
      <text:p text:style-name="Secondary">Subject to head colds, &lt; open air. </text:p>
      <text:p text:style-name="Secondary">Catarrh. </text:p>
      <text:p text:style-name="Secondary"><text:soft-page-break/>Nose red and swelled; much sneezing; it drips hot water. </text:p>
      <text:p text:style-name="Secondary">Miserable, withered, <text:span text:style-name="Emphasis">brownish, </text:span>sallow or dusky look. </text:p>
      <text:p text:style-name="Secondary">Increased saliva; soapy; foul. </text:p>
      <text:p text:style-name="Secondary">Metallic taste. </text:p>
      <text:p text:style-name="Secondary">Always hungry, yet emaciates, or variable appetite. </text:p>
      <text:p text:style-name="Secondary">Frothy, wheyey, fatty, cheesy or lienteric stools. </text:p>
      <text:p text:style-name="Secondary">Sediment in urine like red pepper. </text:p>
      <text:p text:style-name="Secondary">Sarcocele. </text:p>
      <text:p text:style-name="Secondary">Atrophied testes. </text:p>
      <text:p text:style-name="Secondary">Impotency. </text:p>
      <text:p text:style-name="Secondary">Menses brown; with weakness; after every stool. </text:p>
      <text:p text:style-name="Secondary">Leucorrhœa erodes thighs and linen. </text:p>
      <text:p text:style-name="Secondary"><text:span text:style-name="Emphasis">Painful, </text:span>choking hoarseness; grasps the larynx. </text:p>
      <text:p text:style-name="Secondary">Laryngitis. </text:p>
      <text:p text:style-name="Secondary">Diphtheria; expectorates cast of larynx (Kali-bi.). </text:p>
      <text:p text:style-name="Secondary">Rough voice. </text:p>
      <text:p text:style-name="Secondary"><text:span text:style-name="Emphasis">Dry, tickling. </text:span>croupy cough. </text:p>
      <text:p text:style-name="Secondary">Short breath. </text:p>
      <text:p text:style-name="Secondary">Raw bronchiæ. </text:p>
      <text:p text:style-name="Secondary">Violent pulmonary congestion. </text:p>
      <text:p text:style-name="Secondary">Pneumonia; rapid extension. </text:p>
      <text:p text:style-name="Secondary">Heart feels squeezed. </text:p>
      <text:p text:style-name="Secondary">Palpitation. </text:p>
      <text:p text:style-name="Secondary">Heavy mammæ. </text:p>
      <text:p text:style-name="Secondary">Hard goitre. </text:p>
      <text:p text:style-name="Secondary">Foot-sweat on backs of feet. </text:p>
      <text:p text:style-name="Secondary">Skin, dry, rough, dirty; brown spots on. </text:p>
      <text:p text:style-name="Secondary">Restlessness in blood prevents sleep. </text:p>
      <text:p text:style-name="Secondary"><text:span text:style-name="Emphasis">Hyperpyrexia, </text:span>or external coldness with anxiety or stupor. </text:p>
      <text:p text:style-name="Secondary">Hectic. </text:p>
      <text:p text:style-name="Secondary">Heat waves to head. </text:p>
      <text:p text:style-name="Secondary">Sweats easily. </text:p>
      <text:p text:style-name="Secondary">Early morning sweats, with &gt;. </text:p>
      <text:p text:style-name="SK-MM-Remedy-Reference">Complementary: Lyc. Sil. Related: Ars. Flu-ac. Pho. Spo. Antidotes: Ars. Bell. Hep. Op. Pho.</text:p>
      <text:p text:style-name="Standard"/>
      <text:p text:style-name="SK-MM-Rem-Short">Ip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IPEC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<text:span text:style-name="Strong_20_Emphasis">MUCOUS MEMBRANES</text:span></text:p>
          </table:table-cell>
          <table:table-cell table:style-name="Table6.A2" office:value-type="string">
            <text:p text:style-name="SK-MM-L2"><text:span text:style-name="Strong_20_Emphasis">DIGESTIVE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Stomach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RESPIRATORY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Lung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Nerves</text:p>
          </table:table-cell>
          <table:table-cell table:style-name="Table6.A2" office:value-type="string">
            <text:p text:style-name="SK-MM-L2">Pneumo-gastric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Spinal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Cutaneou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Umbilicu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WARMTH</text:span><text:span text:style-name="Emphasis">damp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Room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Overeating</text:span></text:p>
          </table:table-cell>
          <table:table-cell table:style-name="Table6.A2" office:value-type="string">
            <text:p text:style-name="SK-MM-L2">Ice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Pork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Veal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Mixed or rich food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Periodically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Quinin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Heat and col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Recessio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Open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Profuse secretions. </text:p>
      <text:p text:style-name="Primary">Foamy discharges, <text:span text:style-name="Emphasis">stool, etc. </text:span></text:p>
      <text:p text:style-name="Primary"><text:span text:style-name="Strong_20_Emphasis">CONTINUOUS NAUSEA, </text:span>gastric disturbances, <text:span text:style-name="Strong_20_Emphasis">BRIGHT RED, </text:span>GUSHING HÆMORRHAGE (rapidly clotting), or shortness of breath accompany most complaints. </text:p>
      <text:p text:style-name="Primary">Infantile convulsions. </text:p>
      <text:p text:style-name="Primary"/>
      <text:p text:style-name="Secondary">Cries, screams and is hard to please. </text:p>
      <text:p text:style-name="Secondary">Downward crushing in head, to root of tongue. </text:p>
      <text:p text:style-name="Secondary">Migraine. </text:p>
      <text:p text:style-name="Secondary">Occipital pain, &lt; vomiting, during chill, <text:span text:style-name="Emphasis">etc. </text:span></text:p>
      <text:p text:style-name="Secondary">Gushes of tears. </text:p>
      <text:p text:style-name="Secondary">Conjunctivitis. </text:p>
      <text:p text:style-name="Secondary">Cold (r), ears </text:p>
      <text:p text:style-name="Secondary">Nosebleed. </text:p>
      <text:p text:style-name="Secondary"><text:span text:style-name="Emphasis">Sneezing. </text:span></text:p>
      <text:p text:style-name="Secondary">Face pale; blue about eyes or lips; white linea nasalis. </text:p>
      <text:p text:style-name="Secondary">Clean or red, pointed tongue. </text:p>
      <text:p text:style-name="Secondary"><text:span text:style-name="Strong_20_Emphasis">NO THIRST. </text:span></text:p>
      <text:p text:style-name="Secondary">Sudden faintness. </text:p>
      <text:p text:style-name="Secondary"><text:span text:style-name="Strong_20_Emphasis">HORRID NAUSEA; </text:span>not &gt; vomiting. </text:p>
      <text:p text:style-name="Secondary">Vomiting; bilious; &lt; stooping. </text:p>
      <text:p text:style-name="Secondary">Repugnance to food. </text:p>
      <text:p text:style-name="Secondary">Miserable sinking or hanging loose feeling at stomach. </text:p>
      <text:p text:style-name="Secondary">Griping, clawing or cutting at navel; toward uterus. </text:p>
      <text:p text:style-name="Secondary">Brown, grass or yellow-green, molasses-like or bloody stools. </text:p>
      <text:p text:style-name="Secondary">Balls of mucus in stools. </text:p>
      <text:p text:style-name="Secondary">Dysentery. </text:p>
      <text:p text:style-name="Secondary"><text:span text:style-name="Emphasis">Urging to urinate; </text:span>bloody urine. </text:p>
      <text:p text:style-name="Secondary">Cutting in uterus (l to r). </text:p>
      <text:p text:style-name="Secondary">Uterine hæmorrhage; gasps with each gush of blood. </text:p>
      <text:p text:style-name="Secondary">Painless hoarseness. </text:p>
      <text:p text:style-name="Secondary"><text:soft-page-break/>Larynx and chest tight, &lt; least motion. </text:p>
      <text:p text:style-name="Secondary">Spasm of vocal cords. </text:p>
      <text:p text:style-name="Secondary">Gasps for breath. </text:p>
      <text:p text:style-name="Secondary">Asthma. </text:p>
      <text:p text:style-name="Secondary">Paroxysms of retching, incessant or SUFFOCATIVE cough; with every breath; stiffens out, turns red or blue and finally is nauseated, gags or vomits; &lt; stepping into open air; &gt; warmth and repose. </text:p>
      <text:p text:style-name="Secondary">Pertussis. </text:p>
      <text:p text:style-name="Secondary">LOOSE (coarse) RATTLE IN CHEST, <text:span text:style-name="Strong_20_Emphasis">WITHOUT EXPECTORATION. </text:span></text:p>
      <text:p text:style-name="Secondary">Broncho-pneumonia. </text:p>
      <text:p text:style-name="Secondary">Hæmoptysis. </text:p>
      <text:p text:style-name="Secondary">Pains from kidneys into thighs. </text:p>
      <text:p text:style-name="Secondary">Short chill; alternates with heat or with external heat (Ap.). </text:p>
      <text:p text:style-name="Secondary">One hand cold, other hot. </text:p>
      <text:p text:style-name="Secondary">Long heat; without thirst. </text:p>
      <text:p text:style-name="Secondary">Hands and feet drip cold sweat. </text:p>
      <text:p text:style-name="Secondary">Suppressed or mixed intermittents; nausea in all stages. </text:p>
      <text:p text:style-name="Secondary">Catarrhal or gastric fevers. </text:p>
      <text:p text:style-name="SK-MM-Remedy-Reference">Complementary: Ars. Cup. Related: Ant-t. Lob.</text:p>
      <text:p text:style-name="Standard"/>
      <text:p text:style-name="SK-MM-Rem-Short">Iris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IRIS VERSICOLOR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<text:span text:style-name="Strong_20_Emphasis">GLANDS</text:span></text:p>
          </table:table-cell>
          <table:table-cell table:style-name="Table7.A2" office:value-type="string">
            <text:p text:style-name="SK-MM-L2"><text:span text:style-name="Strong_20_Emphasis">DIGESTIVE TRACT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LIVER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Pancrea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Right sid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Nerv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Periodically</text:p>
          </table:table-cell>
          <table:table-cell table:style-name="Table7.A2" office:value-type="string">
            <text:p text:style-name="SK-MM-L2"><text:span text:style-name="Emphasis">Weekly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2-3 A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M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Spring and fall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After midnigh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ental exhaus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Hot weathe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Gentle 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Affections accompanied by rapid elimination. </text:p>
      <text:p text:style-name="Primary"><text:span text:style-name="Emphasis">Sour, </text:span>acrid, BURNING excretions. </text:p>
      <text:p text:style-name="Primary">Oily nose, greasy taste and fatty stool. </text:p>
      <text:p text:style-name="Primary"/>
      <text:p text:style-name="Secondary">Headache, with diarrhœa. </text:p>
      <text:p text:style-name="Secondary"><text:soft-page-break/>Mouth feels greasy, burnt or scalded. </text:p>
      <text:p text:style-name="Secondary">Tongue feels cold. </text:p>
      <text:p text:style-name="Secondary">Sweet taste. </text:p>
      <text:p text:style-name="Secondary">Profuse ropy saliva. </text:p>
      <text:p text:style-name="Secondary">Sour-bitter belching (Nux-v.). </text:p>
      <text:p text:style-name="Secondary">Continuous nausea, <text:span text:style-name="Emphasis">bitter </text:span>acrid vomiting, urging to stool and profuse urine, with periodic visual disturbances, blindness, hemiopia, etc., accompany ophthalmic migraine (r); involving teeth. </text:p>
      <text:p text:style-name="Secondary"><text:span text:style-name="Strong_20_Emphasis">BILIOUS, WATERY, SOUR OR ACRID VOMITUS, WITH BURNING. </text:span></text:p>
      <text:p text:style-name="Secondary"><text:span text:style-name="Emphasis">Burning; </text:span>&lt; along whole digestive tract; not &gt; by cold drinks. </text:p>
      <text:p text:style-name="Secondary">Sore over liver. </text:p>
      <text:p text:style-name="Secondary"><text:span text:style-name="Strong_20_Emphasis">BILIOUS, ACRID WATERY STOOLS; BURN LIKE FIRE. </text:span></text:p>
      <text:p text:style-name="Secondary">Painless cholera morbus. </text:p>
      <text:p text:style-name="Secondary">Diabetes. </text:p>
      <text:p text:style-name="Secondary">Goitre. </text:p>
      <text:p text:style-name="Secondary">Zoster (r). </text:p>
      <text:p text:style-name="Secondary">The hip feels wrenched out. </text:p>
      <text:p text:style-name="Secondary">Shooting laming pains along limb. </text:p>
      <text:p text:style-name="Secondary">Sciatica (l). </text:p>
      <text:p text:style-name="SK-MM-Remedy-Reference">Related: Ars. Merc. Pho.</text:p>
      <text:p text:style-name="Standard"/>
      <text:p text:style-name="SK-MM-Rem-Short">Jab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JABORANDI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GLAND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Ey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Nerv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Start of mens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Col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Exhaus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Dryness, then hypersecretion of upper respiratory tract and salivary glands. </text:p>
      <text:p text:style-name="Primary">Colliquative states. </text:p>
      <text:p text:style-name="Primary">Tendency to sweat and take cold. </text:p>
      <text:p text:style-name="Primary"/>
      <text:p text:style-name="Secondary">Very nervous and tremulous. </text:p>
      <text:p text:style-name="Secondary">Visual disturbances. </text:p>
      <text:p text:style-name="Secondary">Eyestrain. </text:p>
      <text:p text:style-name="Secondary">Asthenopia. </text:p>
      <text:p text:style-name="Secondary">Nervous deafness, &gt; noise. </text:p>
      <text:p text:style-name="Secondary">Tension in salivary glands. </text:p>
      <text:p text:style-name="Secondary"><text:span text:style-name="Emphasis">Salivation. </text:span></text:p>
      <text:p text:style-name="Secondary">Mumps. </text:p>
      <text:p text:style-name="Secondary">Nausea on using eyes or looking at moving objects. </text:p>
      <text:p text:style-name="Secondary">Stubborn vomiting of pregnancy. </text:p>
      <text:p text:style-name="Secondary">Violent ebullitions to heart and chest. </text:p>
      <text:p text:style-name="Secondary">Menses start with coldness, throbbing in head and pelvis and backache. </text:p>
      <text:p text:style-name="Secondary"><text:soft-page-break/>Red skin. </text:p>
      <text:p text:style-name="Secondary"><text:span text:style-name="Emphasis">Sweats, </text:span>with palpitation, general pulsation and tremor. </text:p>
      <text:p text:style-name="Secondary">Nervous sweats. </text:p>
      <text:p text:style-name="Secondary">Exophthalmos. </text:p>
      <text:p text:style-name="SK-MM-Remedy-Reference">Related: Agar. Ant-t. Ip.</text:p>
      <text:p text:style-name="Standard"/>
      <text:p text:style-name="SK-MM-Rem-Short">Jal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JALAPA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Intestin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Stomach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Emphasis">Night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Eructation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Child is good all daybut screams and tosses about all nightmuddy or sour; blood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Colo.</text:p>
      <text:p text:style-name="Standard"/>
      <text:p text:style-name="SK-MM-Rem-Short">Jat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JATROPHA CURCAS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</text:p>
          </table:table-cell>
          <table:table-cell table:style-name="Table10.A2" office:value-type="string">
            <text:p text:style-name="SK-MM-L1"><text:span text:style-name="Emphasis">Stomach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Emphasis">Intestine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Cover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Morn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Summe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>Better</text:p>
          </table:table-cell>
          <table:table-cell table:style-name="Table10.A2" office:value-type="string">
            <text:p text:style-name="SK-MM-L1">Hands in cold wate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Primary">Icy coldness; of lower limbs. </text:p>
      <text:p text:style-name="Primary"/>
      <text:p text:style-name="Secondary">Vomiting; albuminous; easy. </text:p>
      <text:p text:style-name="Secondary">Loud gurgle, like water from a bung-hole, <text:span text:style-name="Emphasis">in abdomen; then profuse gushing stools. </text:span></text:p>
      <text:p text:style-name="Secondary">Rice water stools. </text:p>
      <text:p text:style-name="Secondary">Violent cramps, that draw the calves flat. </text:p>
      <text:p text:style-name="SK-MM-Remedy-Reference">Related: Crot-t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1" meta:image-count="0" meta:object-count="0" meta:page-count="13" meta:paragraph-count="613" meta:word-count="1887" meta:character-count="12703"/>
    <dc:date>2012-09-05T23:59:59.19</dc:date>
    <meta:editing-duration>PT3M2S</meta:editing-duration>
    <meta:editing-cycles>1</meta:editing-cycles>
  </office:meta>
</office:document-meta>
</file>